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d8ee" officeooo:paragraph-rsid="0016d8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've analyzed your spelling-bee project and created a plan for integrating Sanity CMS. </text:p>
      <text:p text:style-name="Standard"/>
      <text:p text:style-name="Standard">The project currently fetches puzzle data from a static JSON file in public/api/data.json. The plan covers:</text:p>
      <text:p text:style-name="Standard"/>
      <text:p text:style-name="P1">Overview</text:p>
      <text:p text:style-name="Standard"/>
      <text:p text:style-name="Standard">1. Sanity Studio Setup - Installing dependencies and initializing a Sanity project</text:p>
      <text:p text:style-name="Standard">2. Schema Definition - Creating a content model that matches your current puzzle structure (centerLetter, outerLetters, pangrams, answers, etc.)</text:p>
      <text:p text:style-name="Standard">3. Client Integration - Building a Sanity client to fetch puzzles</text:p>
      <text:p text:style-name="Standard">4. Update Data Fetching - Modifying GameProvider.jsx to use Sanity instead of the JSON file</text:p>
      <text:p text:style-name="Standard">5. Environment Configuration - Setting up credentials securely</text:p>
      <text:p text:style-name="Standard">6. Content Migration - Moving your existing puzzles into Sanity</text:p>
      <text:p text:style-name="Standard">7. Testing - Ensuring everything works with the new data source</text:p>
      <text:p text:style-name="Standard"/>
      <text:p text:style-name="Standard">The integration will maintain the same interface so your existing components won't need changes. Would you like me to proceed with implementing this plan?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8:36:24.982756948</meta:creation-date>
    <dc:date>2026-01-25T09:10:09.350129608</dc:date>
    <meta:editing-duration>PT23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40" meta:character-count="926" meta:non-whitespace-character-count="796"/>
  </office:meta>
</office:document-meta>
</file>